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note">
      <style:text-properties fo:font-variant="normal" fo:text-transform="none" style:text-position="0% 100%" fo:font-style="normal" style:text-underline-style="none"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fo:font-weight="normal" style:font-weight-asian="normal" style:font-weight-complex="normal"/>
    </style:style>
    <style:style style:name="P6" style:family="paragraph" style:parent-style-name="Heading_20_3">
      <style:text-properties fo:font-weight="normal" style:font-weight-asian="normal" style:font-weight-complex="normal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Heading_20_3">
      <style:paragraph-properties fo:margin-top="0cm" fo:margin-bottom="0.247cm" style:contextual-spacing="false" fo:line-height="115%"/>
    </style:style>
    <style:style style:name="P10" style:family="paragraph" style:parent-style-name="Heading_20_4">
      <style:paragraph-properties fo:margin-top="0cm" fo:margin-bottom="0.247cm" style:contextual-spacing="false" fo:line-height="115%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4fbc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Contraargumento jurídico y técnico frente a la creación de plazas exclusivas para mujeres en concursos docentes</text:span></text:span></text:h>
      <text:p text:style-name="Text_20_body"><text:span text:style-name="T1">La Universidad de Antioquia ha anunciado, como parte de una modificación reciente al Acuerdo Superior 342 de 2007, la posibilidad de establecer </text:span><text:span text:style-name="Strong_20_Emphasis"><text:span text:style-name="T1">plazas exclusivas para mujeres</text:span></text:span><text:span text:style-name="T1"> en futuros concursos de méritos, con el propósito declarado de reducir brechas de género en la planta profesoral.</text:span></text:p>
      <text:p text:style-name="Text_20_body"><text:span text:style-name="T1">Si bien es legítimo y necesario abordar las desigualdades estructurales de género en las universidades públicas, </text:span><text:span text:style-name="Strong_20_Emphasis"><text:span text:style-name="T1">la vía elegida —la reserva de plazas por sexo— es inconstitucional e inadecuada</text:span></text:span><text:span text:style-name="T1">, ya que vulnera el principio de mérito y no ataca las verdaderas causas de la desigualdad diagnosticada. A continuación se exponen los argumentos centrales:</text:span></text:p>
      <text:h text:style-name="Heading_20_3" text:outline-level="3"><text:span text:style-name="T1">1. </text:span><text:span text:style-name="Strong_20_Emphasis"><text:span text:style-name="T1">Violación al principio constitucional del mérito</text:span></text:span></text:h>
      <text:p text:style-name="Text_20_body"><text:span text:style-name="T1">El artículo 125 de la Constitución Política de Colombia establece que el ingreso a cargos públicos debe hacerse por </text:span><text:span text:style-name="Strong_20_Emphasis"><text:span text:style-name="T1">mérito</text:span></text:span><text:span text:style-name="T1">. Este principio, desarrollado por la jurisprudencia constitucional, exige que la selección se fundamente en la </text:span><text:span text:style-name="Strong_20_Emphasis"><text:span text:style-name="T1">evaluación objetiva de las competencias y cualificaciones de los aspirantes</text:span></text:span><text:span text:style-name="T1">, sin establecer </text:span><text:span text:style-name="Strong_20_Emphasis"><text:span text:style-name="T1">criterios discriminatorios ni preferenciales basados en género, raza, religión, región u otras condiciones personales</text:span></text:span><text:span text:style-name="T1">.</text:span></text:p>
      <text:p text:style-name="Text_20_body"><text:span text:style-name="T1">La </text:span><text:span text:style-name="Strong_20_Emphasis"><text:span text:style-name="T1">Corte Constitucional</text:span></text:span><text:span text:style-name="T1">, en la Sentencia </text:span><text:span text:style-name="Strong_20_Emphasis"><text:span text:style-name="T2">T-610 de 2017</text:span></text:span><text:span text:style-name="T1">, fue enfática en señalar que:</text:span></text:p>
      <text:p text:style-name="Quotations"><text:span text:style-name="T1">“El uso de criterios raciales, étnicos, de género, económicos, ideológicos, religiosos o de índole regional para la elección del personal del Estado, constituye una forma de discriminación contraria a los principios constitucionales de igualdad, mérito y eficiencia.”</text:span><text:span text:style-name="T1"><text:note text:id="ftn0" text:note-class="footnote"><text:note-citation>1</text:note-citation><text:note-body><text:p text:style-name="P1"><text:reference-mark-start text:name="ZOTERO_ITEM CSL_CITATION {&quot;citationID&quot;:&quot;apphZtVI&quot;,&quot;properties&quot;:{&quot;formattedCitation&quot;:&quot;Corte Constitucional de Colombia. Sala Novena de Revisi\\uc0\\u243{}n, \\uc0\\u8220{}Sentencia T-610. Magistrada Ponente Diana Fajardo Rivera\\uc0\\u8221{}.&quot;,&quot;plainCitation&quot;:&quot;Corte Constitucional de Colombia. Sala Novena de Revisión, “Sentencia T-610. Magistrada Ponente Diana Fajardo Rivera”.&quot;,&quot;noteIndex&quot;:1},&quot;citationItems&quot;:[{&quot;id&quot;:20990,&quot;uris&quot;:[&quot;http://zotero.org/users/131442/items/T48LQFUZ&quot;],&quot;itemData&quot;:{&quot;id&quot;:20990,&quot;type&quot;:&quot;document&quot;,&quot;title&quot;:&quot;Sentencia T-610. Magistrada Ponente Diana Fajardo Rivera&quot;,&quot;URL&quot;:&quot;https://www.corteconstitucional.gov.co/relatoria/2017/t-610-17.htm&quot;,&quot;author&quot;:[{&quot;family&quot;:&quot;Corte Constitucional de Colombia. Sala Novena de Revisión&quot;,&quot;given&quot;:&quot;&quot;}],&quot;accessed&quot;:{&quot;date-parts&quot;:[[&quot;2025&quot;,5,22]]},&quot;issued&quot;:{&quot;date-parts&quot;:[[&quot;2017&quot;]]}}}],&quot;schema&quot;:&quot;https://github.com/citation-style-language/schema/raw/master/csl-citation.json&quot;} RNDcBcueJv0ms"/>Corte Constitucional de Colombia. Sala Novena de Revisión, “Sentencia T-610. Magistrada Ponente Diana Fajardo Rivera”.<text:reference-mark-end text:name="ZOTERO_ITEM CSL_CITATION {&quot;citationID&quot;:&quot;apphZtVI&quot;,&quot;properties&quot;:{&quot;formattedCitation&quot;:&quot;Corte Constitucional de Colombia. Sala Novena de Revisi\\uc0\\u243{}n, \\uc0\\u8220{}Sentencia T-610. Magistrada Ponente Diana Fajardo Rivera\\uc0\\u8221{}.&quot;,&quot;plainCitation&quot;:&quot;Corte Constitucional de Colombia. Sala Novena de Revisión, “Sentencia T-610. Magistrada Ponente Diana Fajardo Rivera”.&quot;,&quot;noteIndex&quot;:1},&quot;citationItems&quot;:[{&quot;id&quot;:20990,&quot;uris&quot;:[&quot;http://zotero.org/users/131442/items/T48LQFUZ&quot;],&quot;itemData&quot;:{&quot;id&quot;:20990,&quot;type&quot;:&quot;document&quot;,&quot;title&quot;:&quot;Sentencia T-610. Magistrada Ponente Diana Fajardo Rivera&quot;,&quot;URL&quot;:&quot;https://www.corteconstitucional.gov.co/relatoria/2017/t-610-17.htm&quot;,&quot;author&quot;:[{&quot;family&quot;:&quot;Corte Constitucional de Colombia. Sala Novena de Revisión&quot;,&quot;given&quot;:&quot;&quot;}],&quot;accessed&quot;:{&quot;date-parts&quot;:[[&quot;2025&quot;,5,22]]},&quot;issued&quot;:{&quot;date-parts&quot;:[[&quot;2017&quot;]]}}}],&quot;schema&quot;:&quot;https://github.com/citation-style-language/schema/raw/master/csl-citation.json&quot;} RNDcBcueJv0ms"/></text:p></text:note-body></text:note></text:span></text:p>
      <text:p text:style-name="Text_20_body"><text:span text:style-name="T1">La creación de </text:span><text:span text:style-name="Strong_20_Emphasis"><text:span text:style-name="T1">plazas exclusivas para mujeres</text:span></text:span><text:span text:style-name="T1">, por lo tanto, </text:span><text:span text:style-name="Strong_20_Emphasis"><text:span text:style-name="T1">viola directamente este principio</text:span></text:span><text:span text:style-name="T1">, al excluir ex ante a potenciales candidatos por razón de sexo, sin considerar su idoneidad ni méritos individuales.</text:span></text:p>
      <text:h text:style-name="Heading_20_3" text:outline-level="3"><text:span text:style-name="T1">2. </text:span><text:span text:style-name="Strong_20_Emphasis"><text:span text:style-name="T1">Las desigualdades de género identificadas no son atribuibles al concurso de méritos</text:span></text:span></text:h>
      <text:p text:style-name="P2">El diagnóstico presentado por la Universidad indica que:</text:p>
      <text:list text:style-name="L1">
        <text:list-item>
          <text:p text:style-name="P3">Las profesoras tienen mayor representación en cargos de cátedra u ocasionales.</text:p>
        </text:list-item>
        <text:list-item>
          <text:p text:style-name="P3">Tienen menor presencia en los rangos más altos del escalafón.</text:p>
        </text:list-item>
        <text:list-item>
          <text:p text:style-name="P3">Sus salarios tienden a ser más bajos que los de sus pares masculinos.</text:p>
        </text:list-item>
        <text:list-item>
          <text:p text:style-name="P3">Están subrepresentadas en la clasificación de investigadores de MinCiencias.</text:p>
        </text:list-item>
      </text:list>
      <text:p text:style-name="Text_20_body"><text:span text:style-name="T1">Sin embargo, estas diferencias </text:span><text:span text:style-name="Strong_20_Emphasis"><text:span text:style-name="T1">no se originan en los concursos de méritos</text:span></text:span><text:span text:style-name="T1">, sino en </text:span><text:span text:style-name="Strong_20_Emphasis"><text:span text:style-name="T1">las políticas internas de contratación, promoción, asignación de cargas y estímulos institucionales</text:span></text:span><text:span text:style-name="T1">. En particular:</text:span></text:p>
      <text:list text:style-name="L2">
        <text:list-item>
          <text:p text:style-name="P4"><text:soft-page-break/><text:span text:style-name="Strong_20_Emphasis"><text:span text:style-name="T1">El escalafón docente y los salarios están regulados por el Decreto 1279 de 2002</text:span></text:span><text:span text:style-name="T1">, que define criterios objetivos y aplicables por igual a hombres y mujeres, como formación, experiencia docente e investigativa, y productividad académica.</text:span></text:p>
        </text:list-item>
        <text:list-item>
          <text:p text:style-name="P4"><text:span text:style-name="Strong_20_Emphasis"><text:span text:style-name="T1">La clasificación de MinCiencias</text:span></text:span><text:span text:style-name="T1"> responde a la productividad académica medida por productos registrados y validados en el sistema de ciencia, tecnología e innovación. No está determinada por el sexo del investigador, sino por su producción.</text:span></text:p>
        </text:list-item>
      </text:list>
      <text:p text:style-name="Text_20_body"><text:span text:style-name="T1">Por tanto, si hay una brecha de género en estas métricas, </text:span><text:span text:style-name="Strong_20_Emphasis"><text:span text:style-name="T1">la causa no radica en el concurso de méritos</text:span></text:span><text:span text:style-name="T1">, sino en </text:span><text:span text:style-name="Strong_20_Emphasis"><text:span text:style-name="T1">barreras estructurales institucionales</text:span></text:span><text:span text:style-name="T1"> —como falta de apoyo, condiciones desiguales para la investigación, o cargas desproporcionadas— que deben ser abordadas mediante políticas correctivas internas, no mediante la exclusión de hombres de concursos públicos.</text:span></text:p>
      <text:h text:style-name="Heading_20_3" text:outline-level="3"><text:span text:style-name="T1">3. </text:span><text:span text:style-name="Strong_20_Emphasis"><text:span text:style-name="T1">La medida es desproporcionada e ineficaz</text:span></text:span></text:h>
      <text:p text:style-name="Text_20_body"><text:span text:style-name="T1">El remedio propuesto —plazas exclusivas para mujeres— es </text:span><text:span text:style-name="Strong_20_Emphasis"><text:span text:style-name="T1">jurídicamente desproporcionado</text:span></text:span><text:span text:style-name="T1"> frente a los fines perseguidos. Además, </text:span><text:span text:style-name="Strong_20_Emphasis"><text:span text:style-name="T1">no garantiza que se corrijan las causas de fondo</text:span></text:span><text:span text:style-name="T1"> de la desigualdad de género. En cambio, genera una afectación a los derechos de otros ciudadanos, abre la puerta a acciones legales por discriminación inversa, y crea un precedente institucional altamente cuestionable.</text:span></text:p>
      <text:p text:style-name="P2">Si el objetivo es mejorar la representación femenina en cargos de mayor estabilidad y rango académico, la Universidad debe:</text:p>
      <text:list text:style-name="L3">
        <text:list-item>
          <text:p text:style-name="P5">Fortalecer las políticas de acompañamiento y mentoría a mujeres docentes.</text:p>
        </text:list-item>
        <text:list-item>
          <text:p text:style-name="P5">Implementar medidas de conciliación entre vida laboral y personal.</text:p>
        </text:list-item>
        <text:list-item>
          <text:p text:style-name="P5">Garantizar acceso equitativo a recursos para investigación.</text:p>
        </text:list-item>
        <text:list-item>
          <text:p text:style-name="P5">Diseñar incentivos para la permanencia y ascenso académico.</text:p>
        </text:list-item>
        <text:list-item>
          <text:p text:style-name="P5">Asegurar procesos de evaluación justos en convocatorias internas.</text:p>
        </text:list-item>
      </text:list>
      <text:h text:style-name="Heading_20_3" text:outline-level="3"><text:span text:style-name="Strong_20_Emphasis"><text:span text:style-name="T1">Conclusión</text:span></text:span></text:h>
      <text:p text:style-name="Text_20_body"><text:span text:style-name="T1">Modificar los criterios del concurso de méritos para introducir restricciones por género constituye una medida que </text:span><text:span text:style-name="Strong_20_Emphasis"><text:span text:style-name="T1">viola el principio constitucional del mérito, desconoce la jurisprudencia vigente</text:span></text:span><text:span text:style-name="T1">, y desvía la atención de los problemas estructurales que realmente generan desigualdad.</text:span></text:p>
      <text:p text:style-name="Text_20_body"><text:span text:style-name="T1">Es deber de las instituciones públicas diseñar </text:span><text:span text:style-name="Strong_20_Emphasis"><text:span text:style-name="T1">políticas de equidad compatibles con la Constitución y con la legalidad administrativa</text:span></text:span><text:span text:style-name="T1">, sin recurrir a mecanismos que impliquen discriminación o exclusión por razones de sexo, ni alterar la naturaleza objetiva, transparente y competitiva de los concursos de méritos.</text:span></text:p>
      <text:p text:style-name="P2"/>
      <text:p text:style-name="P2">Gracias, Ricardo. A continuación te presento un <text:span text:style-name="Strong_20_Emphasis">argumento detallado y riguroso</text:span> para controvertir el concepto jurídico que intenta justificar la creación de <text:span text:style-name="Strong_20_Emphasis">plazas exclusivas para mujeres</text:span> bajo la figura de <text:soft-page-break/>una medida de acción afirmativa compatible con el principio del mérito. Esta respuesta puede ser usada en un derecho de petición, demanda de nulidad o documento técnico:</text:p>
      <text:p text:style-name="Horizontal_20_Line"/>
      <text:h text:style-name="P6" text:outline-level="3"><text:span text:style-name="Strong_20_Emphasis">Análisis crítico al concepto jurídico que justifica las plazas exclusivas para mujeres en concursos docentes</text:span></text:h>
      <text:p text:style-name="Text_20_body">El concepto jurídico en cuestión sostiene que la creación de plazas exclusivas para mujeres en futuros concursos docentes:</text:p>
      <text:list text:style-name="L4">
        <text:list-item>
          <text:p text:style-name="P7"><text:span text:style-name="Strong_20_Emphasis">Es una medida institucional de acción afirmativa orientada a la equidad de género.</text:span></text:p>
        </text:list-item>
        <text:list-item>
          <text:p text:style-name="P7"><text:span text:style-name="Strong_20_Emphasis">No vulnera el principio del mérito, porque se mantienen requisitos académicos y de experiencia.</text:span></text:p>
        </text:list-item>
        <text:list-item>
          <text:p text:style-name="P7"><text:span text:style-name="Strong_20_Emphasis">Solo se aplicará en unidades académicas con 60% o más de hombres vinculados, como forma de focalización.</text:span></text:p>
        </text:list-item>
      </text:list>
      <text:p text:style-name="Text_20_body">Sin embargo, esta argumentación incurre en <text:span text:style-name="Strong_20_Emphasis">contradicciones jurídicas, lógicas y técnicas</text:span>, por las siguientes razones:</text:p>
      <text:p text:style-name="Horizontal_20_Line"/>
      <text:h text:style-name="P6" text:outline-level="3">1. <text:span text:style-name="Strong_20_Emphasis">El principio del mérito exige igualdad en las condiciones de acceso, no solo en los requisitos</text:span></text:h>
      <text:p text:style-name="Text_20_body">El <text:span text:style-name="Strong_20_Emphasis">principio constitucional del mérito</text:span>, consagrado en el artículo 125 de la Constitución, exige que el acceso a cargos públicos se realice a través de mecanismos objetivos que valoren las capacidades, competencias y trayectoria de los aspirantes, en igualdad de condiciones.</text:p>
      <text:p text:style-name="Text_20_body">Si bien el concepto afirma que <text:span text:style-name="Strong_20_Emphasis">se mantendrán las exigencias académicas y de experiencia</text:span>, esto <text:span text:style-name="Strong_20_Emphasis">no subsana el hecho de que la convocatoria estaría restringida exclusivamente a un grupo poblacional por razón de sexo</text:span>, lo cual <text:span text:style-name="Strong_20_Emphasis">excluye de forma anticipada y absoluta a candidatos hombres</text:span>, <text:span text:style-name="Strong_20_Emphasis">sin siquiera permitirles competir</text:span>.</text:p>
      <text:p text:style-name="Text_20_body"><text:span text:style-name="Strong_20_Emphasis">Excluir aspirantes por razón de sexo, antes de evaluar sus méritos, es en sí mismo una vulneración del principio de mérito.</text:span> No es suficiente con que el proceso posterior sea riguroso; el vicio nace desde la etapa de admisión.</text:p>
      <text:h text:style-name="P6" text:outline-level="3">2. <text:span text:style-name="Strong_20_Emphasis">Las acciones afirmativas deben ser excepcionales, temporales, razonables y proporcionales</text:span></text:h>
      <text:p text:style-name="Text_20_body">La Corte Constitucional ha señalado que las acciones afirmativas (como cuotas o tratamientos preferenciales) <text:span text:style-name="Strong_20_Emphasis">deben cumplir con condiciones estrictas</text:span>: deben ser <text:span text:style-name="Strong_20_Emphasis">excepcionales</text:span>, <text:span text:style-name="Strong_20_Emphasis">proporcionales al fin buscado</text:span>, <text:span text:style-name="Strong_20_Emphasis">temporales</text:span>, y <text:span text:style-name="Strong_20_Emphasis">justificadas con evidencia clara de la discriminación estructural</text:span>.</text:p>
      <text:p text:style-name="Text_20_body">En este caso:</text:p>
      <text:list text:style-name="L5">
        <text:list-item>
          <text:p text:style-name="P8"><text:soft-page-break/><text:span text:style-name="Strong_20_Emphasis">No se ha probado una relación causal directa</text:span> entre el concurso de méritos y la subrepresentación de mujeres.</text:p>
        </text:list-item>
        <text:list-item>
          <text:p text:style-name="P8"><text:span text:style-name="Strong_20_Emphasis">No hay evidencia de que los concursos actuales sean discriminatorios.</text:span> Las desigualdades señaladas (menos mujeres en cargos estables, menores salarios, baja clasificación en MinCiencias) <text:span text:style-name="Strong_20_Emphasis">no son atribuibles al sistema de selección</text:span>, sino a políticas institucionales internas de promoción, retención, cargas y apoyos.</text:p>
        </text:list-item>
        <text:list-item>
          <text:p text:style-name="P8">La medida <text:span text:style-name="Strong_20_Emphasis">no es razonable ni necesaria</text:span> para corregir la inequidad: hay múltiples alternativas menos lesivas (p. ej. planes de acompañamiento, mentorías, incentivos, reformas internas).</text:p>
        </text:list-item>
      </text:list>
      <text:p text:style-name="Text_20_body">Por tanto, la medida <text:span text:style-name="Strong_20_Emphasis">no supera el test de proporcionalidad</text:span> exigido por la Corte en acciones afirmativas (Sentencias C-371/00, C-093/01, C-317/08, entre otras).</text:p>
      <text:h text:style-name="P6" text:outline-level="3">3. <text:span text:style-name="Strong_20_Emphasis">No puede haber eficiencia ni igualdad si se excluye a personas idóneas por su sexo</text:span></text:h>
      <text:p text:style-name="Text_20_body">El concepto sostiene que “se garantiza la eficiencia del empleo público” porque se mantienen los requisitos de formación y experiencia. Pero esto es <text:span text:style-name="Strong_20_Emphasis">una falacia técnica</text:span>: <text:span text:style-name="Strong_20_Emphasis">la eficiencia no puede asegurarse si el universo de posibles candidatos ha sido previamente limitado de manera arbitraria.</text:span></text:p>
      <text:p text:style-name="Text_20_body">Una persona con doctorado, producción indexada, experiencia docente y reconocimiento académico puede quedar excluida <text:span text:style-name="Strong_20_Emphasis">únicamente por ser hombre</text:span>, lo cual <text:span text:style-name="Strong_20_Emphasis">no solo reduce la eficiencia, sino que distorsiona el objetivo mismo del concurso: elegir al mejor</text:span>.</text:p>
      <text:h text:style-name="P6" text:outline-level="3">4. <text:span text:style-name="Strong_20_Emphasis">La focalización por unidades con &gt;60% de hombres no elimina el vicio, sino que lo consolida</text:span></text:h>
      <text:p text:style-name="Text_20_body">La afirmación de que las plazas exclusivas solo se aplicarían en unidades académicas donde los hombres son mayoría no subsana el problema constitucional. <text:span text:style-name="Strong_20_Emphasis">La discriminación sigue presente, solo que de manera focalizada.</text:span></text:p>
      <text:p text:style-name="Text_20_body">Además, este criterio es <text:span text:style-name="Strong_20_Emphasis">estadístico, no estructural</text:span>: una unidad con 61% de hombres puede tener igualdad sustantiva en condiciones de ascenso, y otra con 59% de hombres puede estar plagada de barreras institucionales para las mujeres. La medida <text:span text:style-name="Strong_20_Emphasis">confunde paridad numérica con equidad estructural.</text:span></text:p>
      <text:p text:style-name="Text_20_body"/>
      <text:h text:style-name="P9" text:outline-level="3">4. La focalización por unidades con más del 60% de hombres no elimina el vicio, sino que lo consolida</text:h>
      <text:p text:style-name="Text_20_body">Uno de los argumentos que pretende justificar la creación de <text:span text:style-name="Strong_20_Emphasis">plazas exclusivas para mujeres</text:span> en los concursos docentes es que estas solo se aplicarían en <text:span text:style-name="Strong_20_Emphasis">unidades académicas donde el porcentaje de profesores hombres vinculados sea igual o superior al 60%</text:span>. Según esta lógica, la focalización por <text:soft-page-break/>dependencia busca una aplicación “selectiva” y “contextualizada” de la medida, lo cual evitaría una discriminación generalizada.</text:p>
      <text:p text:style-name="Text_20_body">Sin embargo, este razonamiento es jurídicamente y conceptualmente erróneo por las siguientes razones:</text:p>
      <text:h text:style-name="P10" text:outline-level="4">a. <text:span text:style-name="Strong_20_Emphasis">La exclusión por sexo sigue existiendo, solo que ahora es focalizada</text:span></text:h>
      <text:p text:style-name="Text_20_body">Limitar la aplicación de plazas exclusivas a ciertas unidades académicas <text:span text:style-name="Strong_20_Emphasis">no elimina el hecho fundamental de que la medida es excluyente</text:span>: impide que personas que cumplen con todos los requisitos legales, académicos y de experiencia accedan a un cargo público <text:span text:style-name="Strong_20_Emphasis">por razón exclusiva de su sexo</text:span>.</text:p>
      <text:p text:style-name="Text_20_body">Esta <text:span text:style-name="Strong_20_Emphasis">restricción previa al proceso de evaluación de méritos</text:span> ya ha sido considerada inconstitucional por la Corte Constitucional (ver, entre otras, Sentencias C-371 de 2000 y C-317 de 2008), y no se torna legal ni legítima por el hecho de que su aplicación sea parcial o localizada. En otras palabras, <text:span text:style-name="Strong_20_Emphasis">una discriminación focalizada sigue siendo una discriminación</text:span>.</text:p>
      <text:h text:style-name="P10" text:outline-level="4">b. <text:span text:style-name="Strong_20_Emphasis">El criterio del 60% es arbitrario y estadístico, no responde a un diagnóstico estructural</text:span></text:h>
      <text:p text:style-name="Text_20_body">La medida parte de una lógica cuantitativa según la cual la “inequidad” se mide en términos de proporción de hombres y mujeres en la planta docente. No obstante, esto <text:span text:style-name="Strong_20_Emphasis">confunde paridad numérica con equidad estructural</text:span>.</text:p>
      <text:p text:style-name="Text_20_body">La <text:span text:style-name="Strong_20_Emphasis">paridad numérica</text:span> se refiere a la representación proporcional de grupos poblacionales en un contexto determinado. Por ejemplo, que el 60% del profesorado de una unidad sea hombre y el 40% mujer. Pero esto <text:span text:style-name="Strong_20_Emphasis">no permite, por sí solo, inferir la existencia de barreras o condiciones estructuralmente desiguales</text:span> para las mujeres.</text:p>
      <text:p text:style-name="Text_20_body">En contraste, la <text:span text:style-name="Strong_20_Emphasis">equidad estructural</text:span> exige un análisis profundo de las condiciones reales de acceso, permanencia, promoción y desarrollo profesional. Así, una unidad con 61% de hombres podría tener mecanismos sólidos de apoyo, mentoría y ascenso para mujeres docentes; mientras que otra con 59% de hombres podría estar atravesada por prácticas institucionales que dificultan el progreso de las mujeres, como la sobrecarga administrativa, ausencia de políticas de cuidado, o falta de criterios transparentes para la promoción.</text:p>
      <text:p text:style-name="Text_20_body"><text:span text:style-name="Strong_20_Emphasis">En ese sentido, utilizar un umbral estadístico (60%) como único criterio para aplicar medidas de acción afirmativa no solo es simplista, sino conceptualmente equivocado</text:span>: <text:span text:style-name="Strong_20_Emphasis">no mide equidad, sino distribución</text:span>, y por lo tanto, <text:span text:style-name="Strong_20_Emphasis">no garantiza justicia, sino una corrección aparente de cifras</text:span>.</text:p>
      <text:h text:style-name="P10" text:outline-level="4">c. <text:span text:style-name="Strong_20_Emphasis">El uso de criterios cuantitativos para limitar derechos viola el principio de proporcionalidad</text:span></text:h>
      <text:p text:style-name="Text_20_body">El derecho administrativo colombiano, y especialmente el análisis constitucional, exige que cualquier restricción a derechos fundamentales (como el acceso igualitario al empleo público) supere un <text:span text:style-name="Strong_20_Emphasis">test de proporcionalidad</text:span>: la medida debe ser adecuada, necesaria y estrictamente proporcional al fin perseguido.</text:p>
      <text:p text:style-name="Text_20_body"><text:soft-page-break/>Fijar un umbral arbitrario de 60% para justificar la exclusión de aspirantes hombres no responde a ese principio. No se explica por qué ese porcentaje es el punto de corte legítimo, ni por qué no se han explorado otras alternativas <text:span text:style-name="Strong_20_Emphasis">menos restrictivas y más eficaces</text:span> para promover la equidad de género. <text:span text:style-name="Strong_20_Emphasis">La medida es mecánica, inflexible y no dialoga con la realidad específica de cada unidad académica.</text:span></text:p>
      <text:h text:style-name="P9" text:outline-level="3">Conclusión de este apartado:</text:h>
      <text:p text:style-name="Text_20_body">La focalización por unidades con mayoría masculina no soluciona el problema constitucional, sino que <text:span text:style-name="Strong_20_Emphasis">refuerza el error de base</text:span>: utilizar la presencia numérica como único indicador de inequidad y responder a ello con una medida que, en lugar de eliminar barreras estructurales, <text:span text:style-name="Strong_20_Emphasis">excluye a personas por su sexo</text:span>.</text:p>
      <text:p text:style-name="Text_20_body">En consecuencia, la política propuesta no corrige la desigualdad; la <text:span text:style-name="Strong_20_Emphasis">maquilla</text:span>. Se pierde la oportunidad de implementar transformaciones institucionales de fondo y se sacrifica el principio del mérito —piedra angular del empleo público— en favor de una lógica de corrección estadística que <text:span text:style-name="Strong_20_Emphasis">confunde visibilidad con justicia y porcentaje con equidad.</text:span></text:p>
      <text:h text:style-name="Heading_20_3" text:outline-level="3"><text:span text:style-name="T1">5. </text:span><text:span text:style-name="Strong_20_Emphasis">La causa de las brechas no está en los concursos, sino en las políticas internas</text:span></text:h>
      <text:p text:style-name="Text_20_body">Finalmente, los problemas identificados en el diagnóstico —menor participación de mujeres en escalafones altos, menor salario promedio, menor clasificación investigativa— <text:span text:style-name="Strong_20_Emphasis">no derivan de los concursos de méritos</text:span>, sino de políticas internas sobre:</text:p>
      <text:list text:style-name="L6">
        <text:list-item>
          <text:p text:style-name="P11">Contratación preferente de catedráticas y ocasionales sin incentivos para estabilización.</text:p>
        </text:list-item>
        <text:list-item>
          <text:p text:style-name="P11">Escasa política institucional de estímulo a la producción académica en condiciones de corresponsabilidad.</text:p>
        </text:list-item>
        <text:list-item>
          <text:p text:style-name="P11">Ausencia de estrategias de mentoría, apoyo y equilibrio laboral-personal para mujeres investigadoras.</text:p>
        </text:list-item>
      </text:list>
      <text:p text:style-name="Text_20_body">Por tanto, <text:span text:style-name="Strong_20_Emphasis">no es modificando los concursos como se resuelve el problema</text:span>, sino <text:span text:style-name="Strong_20_Emphasis">reformando las condiciones estructurales de permanencia, ascenso y productividad institucional</text:span>, con enfoque de género.</text:p>
      <text:h text:style-name="P6" text:outline-level="3"><text:span text:style-name="Strong_20_Emphasis">Conclusión</text:span></text:h>
      <text:p text:style-name="Text_20_body">El concepto jurídico que respalda las plazas exclusivas para mujeres se basa en una interpretación incorrecta del principio de mérito y de las acciones afirmativas. Su aplicación supondría:</text:p>
      <text:list text:style-name="L7">
        <text:list-item>
          <text:p text:style-name="P12">Una <text:span text:style-name="Strong_20_Emphasis">vulneración directa del artículo 125 constitucional</text:span>.</text:p>
        </text:list-item>
        <text:list-item>
          <text:p text:style-name="P12">Una <text:span text:style-name="Strong_20_Emphasis">exclusión anticipada y absoluta</text:span> de aspirantes por razón de sexo.</text:p>
        </text:list-item>
        <text:list-item>
          <text:p text:style-name="P12">Una <text:span text:style-name="Strong_20_Emphasis">inversión del principio de igualdad</text:span>, que exige igualdad de oportunidades, no de resultados forzados.</text:p>
        </text:list-item>
      </text:list>
      <text:p text:style-name="Text_20_body"><text:soft-page-break/>En lugar de fortalecer la equidad, la medida debilita la legitimidad institucional, abre la puerta a demandas judiciales y <text:span text:style-name="Strong_20_Emphasis">desvía la atención de los verdaderos factores que producen desigualdad dentro de la Universidad</text:span>.</text:p>
      <text:p text:style-name="Text_20_body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21:09:09.030558800</meta:creation-date>
    <dc:date>2025-05-22T22:25:12.599756600</dc:date>
    <meta:editing-duration>PT12M15S</meta:editing-duration>
    <meta:editing-cycles>1</meta:editing-cycles>
    <meta:document-statistic meta:table-count="0" meta:image-count="0" meta:object-count="0" meta:page-count="7" meta:paragraph-count="84" meta:word-count="2226" meta:character-count="14958" meta:non-whitespace-character-count="12839"/>
    <meta:generator>LibreOffice/25.2.2.2$Windows_X86_64 LibreOffice_project/7370d4be9e3cf6031a51beef54ff3bda878e3fac</meta:generator>
    <meta:user-defined meta:name="ZOTERO_PREF_1">&lt;data data-version="3" zotero-version="7.0.15"&gt;&lt;session id="lljaOcWv"/&gt;&lt;style id="http://www.zotero.org/styles/chicago-note-bibliography" locale="es-MX" hasBibliography="1" bibliographyStyleHasBeenSet="0"/&gt;&lt;prefs&gt;&lt;pref name="fieldType" value="ReferenceMar</meta:user-defined>
    <meta:user-defined meta:name="ZOTERO_PREF_2">k"/&gt;&lt;pref name="noteType" value="1"/&gt;&lt;/prefs&gt;&lt;/data&gt;</meta:user-defined>
  </office:meta>
</office:document-meta>
</file>